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5734" officeooo:paragraph-rsid="00155734"/>
    </style:style>
    <style:style style:name="P2" style:family="paragraph" style:parent-style-name="Standard">
      <style:text-properties fo:font-weight="bold" officeooo:rsid="00155734" officeooo:paragraph-rsid="00155734" style:font-weight-asian="bold" style:font-weight-complex="bold"/>
    </style:style>
    <style:style style:name="P3" style:family="paragraph" style:parent-style-name="Heading_20_3">
      <style:text-properties fo:font-weight="normal" officeooo:rsid="00197fe7" officeooo:paragraph-rsid="00197fe7" style:font-weight-asian="normal" style:font-weight-complex="normal"/>
    </style:style>
    <style:style style:name="P4" style:family="paragraph" style:parent-style-name="Standard">
      <style:text-properties fo:font-weight="normal" officeooo:rsid="00197fe7" officeooo:paragraph-rsid="00197fe7" style:font-weight-asian="normal" style:font-weight-complex="normal"/>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era vercion de un programa en python que lea un código de barras por medio de una cámara, en esta primera aproximación lo intentare con la webcam, de ser posible el código puede extrapolarse a una cámara externa y reducir costos de producción. </text:p>
      <text:p text:style-name="P1"/>
      <text:p text:style-name="P1">Sistema Operativo de trabajo : Linux Ubuntu</text:p>
      <text:p text:style-name="P1">Entorno de desarrollo : VS code </text:p>
      <text:p text:style-name="P1">Lenguaje de programación : Python</text:p>
      <text:p text:style-name="P1"/>
      <text:p text:style-name="P1">Librerías necesarias y elementos a instalar </text:p>
      <text:p text:style-name="P1"/>
      <text:p text:style-name="P2">sudo apt-get install python3.11-distutils</text:p>
      <text:p text:style-name="P2"/>
      <text:p text:style-name="P2">wget https://bootstrap.pypa.io/get-pip.py</text:p>
      <text:p text:style-name="P2"/>
      <text:p text:style-name="P2">sudo python3.11 get-pip.py</text:p>
      <text:p text:style-name="P2"/>
      <text:p text:style-name="P2">sudo apt-get install libopencv-dev python3-opencv</text:p>
      <text:p text:style-name="P2"/>
      <text:p text:style-name="P2">pip3.11 install opencv-python pyzbar</text:p>
      <text:p text:style-name="P2"/>
      <text:p text:style-name="P2">sudo apt-get install libzbar0</text:p>
      <text:p text:style-name="P2"/>
      <text:p text:style-name="P2">pip3 install opencv-python</text:p>
      <text:p text:style-name="P2"/>
      <text:p text:style-name="P4">Se requiere buena iluminación (de preferencia luz blanca) </text:p>
      <text:p text:style-name="P4"/>
      <text:h text:style-name="P3" text:outline-level="3">Bibliotecas utilizadas:</text:h>
      <text:list xml:id="list1304857609" text:style-name="L1">
        <text:list-item>
          <text:p text:style-name="P5"><text:span text:style-name="Strong_20_Emphasis">cv2 (OpenCV):</text:span></text:p>
          <text:list>
            <text:list-item>
              <text:p text:style-name="P6"><text:span text:style-name="Strong_20_Emphasis">Función principal:</text:span> Captura video desde la webcam, realiza el procesamiento de imágenes y muestra el resultado en una ventana.</text:p>
            </text:list-item>
            <text:list-item>
              <text:p text:style-name="P6"><text:span text:style-name="Strong_20_Emphasis">Detalles:</text:span></text:p>
              <text:list>
                <text:list-item>
                  <text:p text:style-name="P6"><text:span text:style-name="Source_20_Text">cv2.VideoCapture(0)</text:span>: Inicializa la captura de video desde la webcam (dispositivo 0).</text:p>
                </text:list-item>
                <text:list-item>
                  <text:p text:style-name="P6"><text:span text:style-name="Source_20_Text">cap.read()</text:span>: Captura un frame de video.</text:p>
                </text:list-item>
                <text:list-item>
                  <text:p text:style-name="P6"><text:span text:style-name="Source_20_Text">cv2.imshow('Webcam', frame)</text:span>: Muestra el frame en una ventana llamada 'Webcam'.</text:p>
                </text:list-item>
                <text:list-item>
                  <text:p text:style-name="P6"><text:span text:style-name="Source_20_Text">cv2.waitKey(1) &amp; 0xFF == ord('q')</text:span>: Rompe el bucle si se presiona la tecla 'q'.</text:p>
                </text:list-item>
                <text:list-item>
                  <text:p text:style-name="P6"><text:span text:style-name="Source_20_Text">cap.release()</text:span>: Libera los recursos de la webcam.</text:p>
                </text:list-item>
                <text:list-item>
                  <text:p text:style-name="P6"><text:span text:style-name="Source_20_Text">cv2.destroyAllWindows()</text:span>: Cierra todas las ventanas abiertas por OpenCV.</text:p>
                </text:list-item>
              </text:list>
            </text:list-item>
          </text:list>
        </text:list-item>
        <text:list-item>
          <text:p text:style-name="P5"><text:span text:style-name="Strong_20_Emphasis">numpy (np):</text:span></text:p>
          <text:list>
            <text:list-item>
              <text:p text:style-name="P6"><text:span text:style-name="Strong_20_Emphasis">Función principal:</text:span> Manipulación de arreglos y matrices para operaciones matemáticas.</text:p>
            </text:list-item>
            <text:list-item>
              <text:p text:style-name="P6"><text:span text:style-name="Strong_20_Emphasis">Detalles:</text:span></text:p>
              <text:list>
                <text:list-item>
                  <text:p text:style-name="P6"><text:soft-page-break/><text:span text:style-name="Source_20_Text">np.array()</text:span>: Convierte una lista de puntos del contorno en un formato adecuado para <text:span text:style-name="Source_20_Text">cv2.polylines</text:span>.</text:p>
                </text:list-item>
                <text:list-item>
                  <text:p text:style-name="P6"><text:span text:style-name="Source_20_Text">pts.reshape((-1, 1, 2))</text:span>: Reorganiza los puntos en la forma correcta para <text:span text:style-name="Source_20_Text">cv2.polylines</text:span>.</text:p>
                </text:list-item>
              </text:list>
            </text:list-item>
          </text:list>
        </text:list-item>
        <text:list-item>
          <text:p text:style-name="P5"><text:span text:style-name="Strong_20_Emphasis">pyzbar:</text:span></text:p>
          <text:list>
            <text:list-item>
              <text:p text:style-name="P6"><text:span text:style-name="Strong_20_Emphasis">Función principal:</text:span> Decodificación de códigos de barras y códigos QR.</text:p>
            </text:list-item>
            <text:list-item>
              <text:p text:style-name="P6"><text:span text:style-name="Strong_20_Emphasis">Detalles:</text:span></text:p>
              <text:list>
                <text:list-item>
                  <text:p text:style-name="P6"><text:span text:style-name="Source_20_Text">decode(frame)</text:span>: Detecta códigos en el frame capturado por la webcam.</text:p>
                </text:list-item>
                <text:list-item>
                  <text:p text:style-name="P6"><text:span text:style-name="Source_20_Text">barcode.data.decode('utf-8')</text:span>: Obtiene los datos del código decodificado.</text:p>
                </text:list-item>
                <text:list-item>
                  <text:p text:style-name="P6"><text:span text:style-name="Source_20_Text">barcode.type</text:span>: Obtiene el tipo de código detectado.</text:p>
                </text:list-item>
              </text:list>
            </text:list-item>
          </text:list>
        </text:list-item>
        <text:list-item>
          <text:p text:style-name="P5"><text:span text:style-name="Strong_20_Emphasis">tkinter:</text:span></text:p>
          <text:list>
            <text:list-item>
              <text:p text:style-name="P6"><text:span text:style-name="Strong_20_Emphasis">Función principal:</text:span> Creación de una interfaz gráfica simple para mostrar los resultados.</text:p>
            </text:list-item>
            <text:list-item>
              <text:p text:style-name="P6"><text:span text:style-name="Strong_20_Emphasis">Detalles:</text:span></text:p>
              <text:list>
                <text:list-item>
                  <text:p text:style-name="P5"><text:span text:style-name="Source_20_Text">messagebox.showinfo('Resultado', result_text)</text:span>: Muestra una ventana de mensaje con la información del código detectado.</text:p>
                </text:list-item>
              </text:list>
            </text:list-item>
          </text:list>
        </text:list-item>
      </text:list>
      <text:h text:style-name="Heading_20_3" text:outline-level="3">Funciones definidas:</text:h>
      <text:list xml:id="list2329881222" text:style-name="L2">
        <text:list-item>
          <text:p text:style-name="P7"><text:span text:style-name="Strong_20_Emphasis">decode_barcodes(frame):</text:span></text:p>
          <text:list>
            <text:list-item>
              <text:p text:style-name="P8"><text:span text:style-name="Strong_20_Emphasis">Entrada:</text:span> Un frame de la webcam.</text:p>
            </text:list-item>
            <text:list-item>
              <text:p text:style-name="P8"><text:span text:style-name="Strong_20_Emphasis">Salida:</text:span> Datos del código decodificado (si se detecta alguno).</text:p>
            </text:list-item>
            <text:list-item>
              <text:p text:style-name="P8"><text:span text:style-name="Strong_20_Emphasis">Detalles:</text:span> Utiliza la biblioteca pyzbar para decodificar códigos de barras y códigos QR en el frame.</text:p>
            </text:list-item>
          </text:list>
        </text:list-item>
        <text:list-item>
          <text:p text:style-name="P7"><text:span text:style-name="Strong_20_Emphasis">show_result(barcode_data, barcode_type):</text:span></text:p>
          <text:list>
            <text:list-item>
              <text:p text:style-name="P8"><text:span text:style-name="Strong_20_Emphasis">Entrada:</text:span> Datos del código decodificado y tipo de código.</text:p>
            </text:list-item>
            <text:list-item>
              <text:p text:style-name="P8"><text:span text:style-name="Strong_20_Emphasis">Salida:</text:span> Muestra una ventana emergente con la información del código detectado.</text:p>
            </text:list-item>
            <text:list-item>
              <text:p text:style-name="P7"><text:span text:style-name="Strong_20_Emphasis">Detalles:</text:span> Utiliza la biblioteca tkinter para mostrar la información en una ventana emergente.</text:p>
            </text:list-item>
          </text:list>
        </text:list-item>
      </text:list>
      <text:h text:style-name="Heading_20_3" text:outline-level="3">Flujo principal del programa:</text:h>
      <text:list xml:id="list649338991" text:style-name="L3">
        <text:list-item>
          <text:p text:style-name="P9"><text:span text:style-name="Strong_20_Emphasis">Inicialización:</text:span></text:p>
          <text:list>
            <text:list-item>
              <text:p text:style-name="P10">Se importan las bibliotecas necesarias.</text:p>
            </text:list-item>
          </text:list>
        </text:list-item>
        <text:list-item>
          <text:p text:style-name="P9"><text:span text:style-name="Strong_20_Emphasis">Captura de video:</text:span></text:p>
          <text:list>
            <text:list-item>
              <text:p text:style-name="P10">Se inicializa la captura de video desde la webcam.</text:p>
            </text:list-item>
            <text:list-item>
              <text:p text:style-name="P10">Se crea una ventana de Tkinter y se oculta para evitar que aparezca durante la ejecución del programa.</text:p>
            </text:list-item>
          </text:list>
        </text:list-item>
        <text:list-item>
          <text:p text:style-name="P9"><text:span text:style-name="Strong_20_Emphasis">Bucle principal:</text:span></text:p>
          <text:list>
            <text:list-item>
              <text:p text:style-name="P10">Dentro del bucle, se captura un frame de la webcam.</text:p>
            </text:list-item>
            <text:list-item>
              <text:p text:style-name="P10"><text:soft-page-break/>Se utiliza la función <text:span text:style-name="Source_20_Text">decode_barcodes</text:span> para decodificar códigos en el frame actual.</text:p>
            </text:list-item>
            <text:list-item>
              <text:p text:style-name="P10">Si se detecta un código, se muestra el resultado en una ventana de Tkinter utilizando <text:span text:style-name="Source_20_Text">show_result</text:span>.</text:p>
            </text:list-item>
            <text:list-item>
              <text:p text:style-name="P10">El frame capturado se muestra en una ventana llamada 'Webcam'.</text:p>
            </text:list-item>
            <text:list-item>
              <text:p text:style-name="P10">El bucle se rompe si se presiona la tecla 'q'.</text:p>
            </text:list-item>
          </text:list>
        </text:list-item>
        <text:list-item>
          <text:p text:style-name="P9"><text:span text:style-name="Strong_20_Emphasis">Liberación de recursos:</text:span></text:p>
          <text:list>
            <text:list-item>
              <text:p text:style-name="P9">Se liberan los recursos de la webcam y se cierran todas las ventanas.</text:p>
            </text:list-item>
          </text:list>
        </text:list-item>
      </text:list>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21:57:38.117713257</meta:creation-date>
    <dc:date>2023-12-10T21:15:49.674047351</dc:date>
    <meta:editing-duration>PT8M11S</meta:editing-duration>
    <meta:editing-cycles>2</meta:editing-cycles>
    <meta:generator>LibreOffice/7.3.7.2$Linux_X86_64 LibreOffice_project/30$Build-2</meta:generator>
    <meta:document-statistic meta:table-count="0" meta:image-count="0" meta:object-count="0" meta:page-count="3" meta:paragraph-count="61" meta:word-count="512" meta:character-count="3311" meta:non-whitespace-character-count="2901"/>
  </office:meta>
</office:document-meta>
</file>